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88cm"/>
    </style:style>
    <style:style style:name="co2" style:family="table-column">
      <style:table-column-properties fo:break-before="auto" style:column-width="2.088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Serviço/Produt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Valor 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Cooffe Breaks para 300 pessoas ( 7 por pessoa )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table:style-name="ce2" table:formula="of:=[.C2]*[.B2]" office:value-type="currency" office:currency="BRL" office:value="8400" calcext:value-type="currency">
            <text:p>R$ 8.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tre de cerimonia ( Sala principal 2 dias )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style-name="ce2" table:formula="of:=[.C3]*[.B3]" office:value-type="currency" office:currency="BRL" office:value="700" calcext:value-type="currency">
            <text:p>R$ 700,0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zação ( <text:s/>Pessoas de Apoio – Escola Jr da UP )</text:p>
          </table:table-cell>
          <table:table-cell table:number-columns-repeated="2"/>
          <table:table-cell table:style-name="ce2" office:value-type="currency" office:currency="BRL" office:value="2400" calcext:value-type="currency">
            <text:p>R$ 2.400,0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ução ( 1 Tradutor + equipamentos )</text:p>
          </table:table-cell>
          <table:table-cell table:number-columns-repeated="2"/>
          <table:table-cell table:style-name="ce2" office:value-type="currency" office:currency="BRL" office:value="2600" calcext:value-type="currency">
            <text:p>R$ 2.600,0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isetas Sorteio Participantes ( 40 Unidades)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2" table:formula="of:=[.C6]*[.B6]" office:value-type="currency" office:currency="BRL" office:value="4050" calcext:value-type="currency">
            <text:p>R$ 4.050,0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as ZipZap ( 400 Unidades )</text:p>
          </table:table-cell>
          <table:table-cell table:number-columns-repeated="2"/>
          <table:table-cell table:style-name="ce2" office:value-type="currency" office:currency="BRL" office:value="1000" calcext:value-type="currency">
            <text:p>R$ 1.000,0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a ZipZap ( Transportadora )</text:p>
          </table:table-cell>
          <table:table-cell table:number-columns-repeated="2"/>
          <table:table-cell table:style-name="ce2" office:value-type="currency" office:currency="BRL" office:value="120" calcext:value-type="currency">
            <text:p>R$ 12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oco de Anotações 16X20cm 50 Folhas, Capa colorida, Acabamento espiral, miolo 1 cor</text:p>
          </table:table-cell>
          <table:table-cell office:value-type="float" office:value="400" calcext:value-type="float">
            <text:p>400</text:p>
          </table:table-cell>
          <table:table-cell table:style-name="ce2" office:value-type="currency" office:currency="BRL" office:value="2.1" calcext:value-type="currency">
            <text:p>R$ 2,10</text:p>
          </table:table-cell>
          <table:table-cell table:style-name="ce2" table:formula="of:=[.C9]*[.B9]" office:value-type="currency" office:currency="BRL" office:value="840" calcext:value-type="currency">
            <text:p>R$ 84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nner 340g Sem Verniz 80x150cm - 4x0</text:p>
          </table:table-cell>
          <table:table-cell office:value-type="float" office:value="14" calcext:value-type="float">
            <text:p>14</text:p>
          </table:table-cell>
          <table:table-cell table:style-name="ce2" office:value-type="currency" office:currency="BRL" office:value="57" calcext:value-type="currency">
            <text:p>R$ 57,00</text:p>
          </table:table-cell>
          <table:table-cell table:style-name="ce2" table:formula="of:=[.C10]*[.B10]" office:value-type="currency" office:currency="BRL" office:value="798" calcext:value-type="currency">
            <text:p>R$ 798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grama Oficial - Folder Couchê 80g Sem Verniz 21x29,7 – 4x0 ( 4 Pág)</text:p>
          </table:table-cell>
          <table:table-cell office:value-type="float" office:value="1600" calcext:value-type="float">
            <text:p>1600</text:p>
          </table:table-cell>
          <table:table-cell table:style-name="ce2" office:value-type="currency" office:currency="BRL" office:value="0.26" calcext:value-type="currency">
            <text:p>R$ 0,26</text:p>
          </table:table-cell>
          <table:table-cell table:style-name="ce2" table:formula="of:=[.C11]*[.B11]" office:value-type="currency" office:currency="BRL" office:value="416" calcext:value-type="currency">
            <text:p>R$ 416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achá 10X14,5 com cordão – 4 cores ( Modelo Participante )</text:p>
          </table:table-cell>
          <table:table-cell office:value-type="float" office:value="415" calcext:value-type="float">
            <text:p>415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2]*[.B12]" office:value-type="currency" office:currency="BRL" office:value="298.8" calcext:value-type="currency">
            <text:p>R$ 298,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achá 10X14,5 com cordão – 4 cores ( Modelo Palestrante )</text:p>
          </table:table-cell>
          <table:table-cell office:value-type="float" office:value="40" calcext:value-type="float">
            <text:p>40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3]*[.B13]" office:value-type="currency" office:currency="BRL" office:value="28.8" calcext:value-type="currency">
            <text:p>R$ 28,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achá 10X14,5 com cordão – 4 cores ( Modelo Organização )</text:p>
          </table:table-cell>
          <table:table-cell office:value-type="float" office:value="30" calcext:value-type="float">
            <text:p>30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4]*[.B14]" office:value-type="currency" office:currency="BRL" office:value="21.6" calcext:value-type="currency">
            <text:p>R$ 21,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achá 10X14,5 com cordão – 4 cores ( Modelo Patrocinador )</text:p>
          </table:table-cell>
          <table:table-cell office:value-type="float" office:value="15" calcext:value-type="float">
            <text:p>15</text:p>
          </table:table-cell>
          <table:table-cell table:style-name="ce2" office:value-type="currency" office:currency="BRL" office:value="0.72" calcext:value-type="currency">
            <text:p>R$ 0,72</text:p>
          </table:table-cell>
          <table:table-cell table:style-name="ce2" table:formula="of:=[.C15]*[.B15]" office:value-type="currency" office:currency="BRL" office:value="10.8" calcext:value-type="currency">
            <text:p>R$ 10,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et Wireless ( Em analise técnica )</text:p>
          </table:table-cell>
          <table:table-cell table:number-columns-repeated="2"/>
          <table:table-cell table:style-name="ce2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guá (Palestras e Sala dos Palestrantes)</text:p>
          </table:table-cell>
          <table:table-cell table:number-columns-repeated="2"/>
          <table:table-cell table:style-name="ce2" office:value-type="currency" office:currency="BRL" office:value="150" calcext:value-type="currency">
            <text:p>R$ 15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ntar dos Palestrantes ( Madalosso )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ce2" table:formula="of:=[.C18]*[.B18]" office:value-type="currency" office:currency="BRL" office:value="2250" calcext:value-type="currency">
            <text:p>R$ 2.25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indes + Certificados Palestrantes</text:p>
          </table:table-cell>
          <table:table-cell table:number-columns-repeated="2"/>
          <table:table-cell table:style-name="ce2" office:value-type="currency" office:currency="BRL" office:value="700" calcext:value-type="currency">
            <text:p>R$ 700,0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Total de Gastos</text:p>
          </table:table-cell>
          <table:table-cell table:number-columns-repeated="2"/>
          <table:table-cell table:style-name="ce2" table:formula="of:=SUM([.D2:.D20])" office:value-type="currency" office:currency="BRL" office:value="24784" calcext:value-type="currency">
            <text:p>R$ 24.784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centual Administração SUCESU ( 10%)</text:p>
          </table:table-cell>
          <table:table-cell table:number-columns-repeated="2"/>
          <table:table-cell table:style-name="ce2" table:formula="of:=[.D25]*10/100" office:value-type="currency" office:currency="BRL" office:value="2800" calcext:value-type="currency">
            <text:p>R$ 2.8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e Gastos</text:p>
          </table:table-cell>
          <table:table-cell table:number-columns-repeated="2"/>
          <table:table-cell table:style-name="ce2" table:formula="of:=[.D22]+[.D21]" office:value-type="currency" office:currency="BRL" office:value="27584" calcext:value-type="currency">
            <text:p>R$ 27.584,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Total Previsto de Cotas ( Patrocinadores )</text:p>
          </table:table-cell>
          <table:table-cell table:number-columns-repeated="2"/>
          <table:table-cell table:style-name="ce2" office:value-type="currency" office:currency="BRL" office:value="28000" calcext:value-type="currency">
            <text:p>R$ 28.00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ldo</text:p>
          </table:table-cell>
          <table:table-cell table:number-columns-repeated="2"/>
          <table:table-cell table:style-name="ce2" table:formula="of:=[.D25]-[.D23]" office:value-type="currency" office:currency="BRL" office:value="416.000000000004" calcext:value-type="currency">
            <text:p>R$ 416,00</text:p>
          </table:table-cell>
          <table:table-cell table:number-columns-repeated="4"/>
        </table:table-row>
        <table:table-row table:style-name="ro2" table:number-rows-repeated="6">
          <table:table-cell table:number-columns-repeated="8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C33]*[.B33]" office:value-type="float" office:value="4050" calcext:value-type="float">
            <text:p>405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alestrantes</text:p>
          </table:table-cell>
          <table:table-cell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formula="of:=[.C34]*[.B34]" office:value-type="float" office:value="5580" calcext:value-type="float">
            <text:p>558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rganização</text:p>
          </table:table-cell>
          <table:table-cell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formula="of:=[.C35]*[.B35]" office:value-type="float" office:value="2325" calcext:value-type="float">
            <text:p>23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rticipante</text:p>
          </table:table-cell>
          <table:table-cell/>
        </table:table-row>
        <table:table-row table:style-name="ro2">
          <table:table-cell table:number-columns-repeated="5"/>
          <table:table-cell table:formula="of:=SUM([.F33:.F35])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table:formula="of:=[.C38]*[.B38]" office:value-type="float" office:value="4836" calcext:value-type="float">
            <text:p>48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formula="of:=[.C39]*[.B39]" office:value-type="float" office:value="5580" calcext:value-type="float">
            <text:p>55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formula="of:=[.C40]*[.B40]" office:value-type="float" office:value="2325" calcext:value-type="float">
            <text:p>2325</text:p>
          </table:table-cell>
          <table:table-cell table:number-columns-repeated="4"/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6"/>
          <table:table-cell table:formula="of:=SUM([.G50:.G54])" office:value-type="float" office:value="90" calcext:value-type="float">
            <text:p>90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/>
          <table:table-cell table:style-name="ce1" office:value-type="string" calcext:value-type="string">
            <text:p>Palestrantes <text:s/>( Costas ADMIN)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SUM([.C60:.G60])" office:value-type="float" office:value="35" calcext:value-type="float">
            <text:p>35</text:p>
          </table:table-cell>
        </table:table-row>
        <table:table-row table:style-name="ro2">
          <table:table-cell/>
          <table:table-cell table:style-name="ce1" office:value-type="string" calcext:value-type="string">
            <text:p>Participantes ( Costas sem Identificação )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61:.G61])" office:value-type="float" office:value="42" calcext:value-type="float">
            <text:p>42</text:p>
          </table:table-cell>
        </table:table-row>
        <table:table-row table:style-name="ro2">
          <table:table-cell/>
          <table:table-cell table:style-name="ce1" office:value-type="string" calcext:value-type="string">
            <text:p>Organização <text:s/>( Costas ORGANIZAÇÃO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62:.G62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Soma</text:p>
          </table:table-cell>
          <table:table-cell table:formula="of:=SUM([.C60:.C62])" office:value-type="float" office:value="5" calcext:value-type="float">
            <text:p>5</text:p>
          </table:table-cell>
          <table:table-cell table:formula="of:=SUM([.D60:.D62])" office:value-type="float" office:value="48" calcext:value-type="float">
            <text:p>48</text:p>
          </table:table-cell>
          <table:table-cell table:formula="of:=SUM([.E60:.E62])" office:value-type="float" office:value="30" calcext:value-type="float">
            <text:p>30</text:p>
          </table:table-cell>
          <table:table-cell table:formula="of:=SUM([.F60:.F62])" office:value-type="float" office:value="6" calcext:value-type="float">
            <text:p>6</text:p>
          </table:table-cell>
          <table:table-cell table:formula="of:=SUM([.G60:.G62])" office:value-type="float" office:value="1" calcext:value-type="float">
            <text:p>1</text:p>
          </table:table-cell>
          <table:table-cell table:formula="of:=SUM([.H60:.H62])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4:56:16.8030059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0:03:50.039481312</meta:creation-date>
    <meta:editing-duration>PT8H40M4S</meta:editing-duration>
    <meta:editing-cycles>37</meta:editing-cycles>
    <meta:generator>LibreOffice/4.2.8.2$Linux_X86_64 LibreOffice_project/420m0$Build-2</meta:generator>
    <dc:date>2015-05-03T22:03:46.943967439</dc:date>
    <meta:document-statistic meta:table-count="1" meta:cell-count="145" meta:object-count="0"/>
  </office:meta>
</office:document-meta>
</file>